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Content.setLevel( LogLevel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Content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Content.getLogStream( LogCapturer l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gContent.getLogCapt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Content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Content.LogContent( Project p , LogLevel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Content.Lo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tent.is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